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margin-left="9.53mm" fo:margin-right="0mm" fo:margin-top="0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</style:style>
    <style:style style:name="P3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4" style:family="paragraph" style:parent-style-name="Standard">
      <style:paragraph-properties fo:margin-left="9.53mm" fo:margin-right="0mm" fo:margin-top="0mm" fo:margin-bottom="0mm" fo:line-height="100%" fo:text-align="center" style:justify-single-word="false" fo:text-indent="0mm" style:auto-text-indent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5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Bold" style:font-name-complex="Times-Bold2" style:font-size-complex="12pt" style:font-weight-complex="bold"/>
    </style:style>
    <style:style style:name="P6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2" style:font-size-complex="12pt" style:font-weight-complex="bold"/>
    </style:style>
    <style:style style:name="P7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8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9" style:family="paragraph" style:parent-style-name="Standard">
      <style:paragraph-properties fo:margin-left="9.53mm" fo:margin-right="0mm" fo:margin-top="0mm" fo:margin-bottom="0mm" fo:line-height="100%" fo:text-align="center" style:justify-single-word="false" fo:text-indent="0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0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11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Roman" style:font-name-complex="Times-Roman2" style:font-size-complex="12pt"/>
    </style:style>
    <style:style style:name="P12" style:family="paragraph" style:parent-style-name="Standard">
      <style:paragraph-properties fo:margin-left="9.53mm" fo:margin-right="0mm" fo:text-align="center" style:justify-single-word="false" fo:text-indent="0mm" style:auto-text-indent="false"/>
      <style:text-properties style:font-name="Calibri" fo:font-weight="bold" style:font-name-asian="Arial1" style:font-weight-asian="bold" style:font-name-complex="Arial1" style:font-weight-complex="bold"/>
    </style:style>
    <style:style style:name="P13" style:family="paragraph" style:parent-style-name="No_20_Spacing">
      <style:text-properties style:font-name="Times-Roman1" fo:font-size="12pt" style:font-size-asian="12pt" style:font-size-complex="12pt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2" style:font-size-complex="12pt" style:font-weight-complex="normal"/>
    </style:style>
    <style:style style:name="P15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 style:font-weight-complex="bold"/>
    </style:style>
    <style:style style:name="P16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-Bold1" fo:font-size="12pt" fo:letter-spacing="normal" fo:language="en" fo:country="GB" fo:font-style="normal" fo:font-weight="normal" style:font-name-asian="Arial1" style:font-size-asian="12pt" style:font-weight-asian="normal" style:font-name-complex="Arial2" style:font-size-complex="12pt" style:font-weight-complex="normal"/>
    </style:style>
    <style:style style:name="P17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Bold1" fo:font-size="12pt" style:font-size-asian="12pt" style:font-name-complex="Times-Roman2" style:font-size-complex="12pt"/>
    </style:style>
    <style:style style:name="T1" style:family="text">
      <style:text-properties style:font-name="Times-Bold" style:font-name-complex="Times-Bold2" style:font-size-complex="12pt" style:font-weight-complex="bold"/>
    </style:style>
    <style:style style:name="T2" style:family="text"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T3" style:family="text">
      <style:text-properties style:font-name="Times-Bold" fo:font-weight="bold" style:font-weight-asian="bold" style:font-name-complex="Times-Bold2" style:font-size-complex="12pt" style:font-weight-complex="bold"/>
    </style:style>
    <style:style style:name="T4" style:family="text">
      <style:text-properties style:font-name="Times-Roman" style:font-name-complex="Times-Roman2" style:font-size-complex="12pt"/>
    </style:style>
    <style:style style:name="T5" style:family="text">
      <style:text-properties style:font-name="Times-Bold1" fo:language="en" fo:country="SG" style:font-name-asian="SimSun" style:language-asian="zh" style:country-asian="CN" style:font-name-complex="Arial2"/>
    </style:style>
    <style:style style:name="T6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2" style:font-weight-complex="normal"/>
    </style:style>
    <style:style style:name="T7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2" style:font-size-complex="12pt" style:font-weight-complex="normal"/>
    </style:style>
    <style:style style:name="T8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2" style:font-weight-complex="normal"/>
    </style:style>
    <style:style style:name="T9" style:family="text">
      <style:text-properties style:font-name-complex="Times-Roman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o.name&gt;</text:placeholder></text:p>
      <text:p text:style-name="P4">UEN:<text:span text:style-name="T5"><text:placeholder text:placeholder-type="text">&lt;o.uen&gt;</text:placeholder></text:span></text:p>
      <text:p text:style-name="P9">(Incorporated in the Republic of Singapore)</text:p>
      <text:p text:style-name="P1"><text:span text:style-name="T3">DIRECTORS' RESOLUTION PASSED PURSUANT TO THE SECTION 112 OFCOMPANY'S MEMORANDUM AND ARTICLES OF ASSOCIATION DATED <text:s text:c="2"/></text:span><text:span text:style-name="T2">____________________________________________________________</text:span></text:p>
      <text:p text:style-name="P3"/>
      <text:p text:style-name="P3"><text:tab/>RESOLVED:</text:p>
      <text:p text:style-name="P3"/>
      <text:p text:style-name="P7">NOTICE OF MEETING:</text:p>
      <text:p text:style-name="P2"><text:span text:style-name="T3"><text:s/></text:span><text:span text:style-name="T1">It was unanimously resolved:-</text:span></text:p>
      <text:p text:style-name="P6">“That the waiving of formality of issuing 21 days’ notice to call this meeting be and is hereby approved.”</text:p>
      <text:p text:style-name="P6"/>
      <text:p text:style-name="P6"/>
      <text:p text:style-name="P8">FINANCIAL REPORT:</text:p>
      <text:p text:style-name="P5">“The financial period from <text:span text:style-name="T6"><text:placeholder text:placeholder-type="text">&lt;convert_date_d_B_Y(o.fs_start_date)&gt;</text:placeholder></text:span> to <text:span text:style-name="T6"><text:placeholder text:placeholder-type="text">&lt;convert_date_d_B_Y(o.fs_end_date)&gt;</text:placeholder></text:span> <text:s/>was tabled at the meeting as it was unanimously resolved:-</text:p>
      <text:p text:style-name="P6"/>
      <text:p text:style-name="P6">“That the financial period from <text:span text:style-name="T6"><text:placeholder text:placeholder-type="text">&lt;convert_date_d_B_Y(o.fs_start_date)&gt;</text:placeholder></text:span> to <text:span text:style-name="T6"><text:placeholder text:placeholder-type="text">&lt;convert_date_d_B_Y(o.fs_end_date)&gt;</text:placeholder></text:span> be and is hereby adopted.”</text:p>
      <text:p text:style-name="P6"/>
      <text:p text:style-name="P8"/>
      <text:p text:style-name="P8"/>
      <text:p text:style-name="P8">STRIKING OF COMPANY NAME OFF THE REGISTER</text:p>
      <text:p text:style-name="P6">It was unanimously resolved:-</text:p>
      <text:p text:style-name="P2"><text:span text:style-name="T1">“</text:span><text:span text:style-name="T4">That subject to the approval of ACRA, the name of the Company be struck off from the register be and is hereby approved.”</text:span></text:p>
      <text:p text:style-name="P11"/>
      <text:p text:style-name="P11"/>
      <text:p text:style-name="P11"/>
      <text:p text:style-name="P2"><text:span text:style-name="T4">Dated this </text:span><text:span text:style-name="T7"><text:placeholder text:placeholder-type="text">&lt;convert_date_d_B_Y(o.fs_end_date)&gt;</text:placeholder></text:span></text:p>
      <text:p text:style-name="P11"/>
      <text:p text:style-name="P11"/>
      <text:p text:style-name="P10"/>
      <text:p text:style-name="P10"/>
      <text:p text:style-name="P12">CERTIFIED AND CONFIRMED BY:</text:p>
      <text:p text:style-name="P17"/>
      <text:p text:style-name="P17"/>
      <text:p text:style-name="P17"/>
      <text:p text:style-name="P17">_________________________ <text:tab/> <text:s text:c="37"/></text:p>
      <text:p text:style-name="P17"><text:placeholder text:placeholder-type="text">&lt;get_director1(o.id)['name']&gt;</text:placeholder></text:p>
      <text:p text:style-name="P16"><text:span text:style-name="T9">Director</text:span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line-height="100%" fo:orphans="0" fo:widows="0" fo:text-indent="0mm" style:auto-text-indent="false"/>
      <style:text-properties style:font-name="Arial" fo:font-size="9.5pt" fo:language="en" fo:country="US" style:font-name-asian="Arial1" style:font-size-asian="9.5pt" style:language-asian="en" style:country-asian="US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Body_20_Text_20_Char" style:display-name="Body Text Char" style:family="text" style:parent-style-name="Default_20_Paragraph_20_Font">
      <style:text-properties style:font-name="Arial" fo:font-size="9.5pt" fo:language="en" fo:country="US" style:font-name-asian="Arial1" style:font-size-asian="9.5pt" style:language-asian="en" style:country-asian="US" style:font-size-complex="9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23</meta:editing-cycles>
    <meta:print-date>2013-10-06T04:37:00</meta:print-date>
    <meta:creation-date>2015-06-27T06:10:00</meta:creation-date>
    <dc:date>2015-12-18T10:56:34</dc:date>
    <meta:editing-duration>PT51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127" meta:character-count="1087" meta:non-whitespace-character-count="9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